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end"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Standard">
      <style:paragraph-properties fo:text-align="justify" style:justify-single-word="false" style:text-autospace="none"/>
      <style:text-properties fo:color="#1037a5" style:font-name="Times New Roman" fo:font-size="12pt" style:font-name-asian="Helvetica" style:font-size-asian="12pt" style:font-name-complex="Helvetica" style:font-size-complex="12pt"/>
    </style:style>
    <style:style style:name="P5"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6"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7" style:family="paragraph" style:parent-style-name="Standard">
      <style:paragraph-properties fo:text-align="end"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8" style:family="paragraph" style:parent-style-name="Standard">
      <style:paragraph-properties fo:text-align="center"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9" style:family="paragraph" style:parent-style-name="Standard">
      <style:paragraph-properties fo:text-align="justify" style:justify-single-word="false"/>
      <style:text-properties style:font-name="Times New Roman" fo:language="fr" fo:country="FR"/>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nnes, le 22 Octobre 2014</text:p>
      <text:p text:style-name="P3">Xavier Loizeau</text:p>
      <text:p text:style-name="P3">7 Rue des Rosiers,</text:p>
      <text:p text:style-name="P3">44880, Sautron</text:p>
      <text:p text:style-name="P1">06.58.66.51.81</text:p>
      <text:p text:style-name="P1"/>
      <text:p text:style-name="P2"/>
      <text:p text:style-name="P1"/>
      <text:p text:style-name="P1"/>
      <text:p text:style-name="P1"/>
      <text:p text:style-name="P1"/>
      <text:p text:style-name="P1"/>
      <text:p text:style-name="P1"><text:tab/>Madame, Monsieur,</text:p>
      <text:p text:style-name="P1"/>
      <text:p text:style-name="P1">Actuellement élève ingénieur de troisième année à l'ENSAI (Ecole Nationale de la Statistique et de l'Analyse de l'Information), j'ai l'honneur de postuler à l'offre de stage que vous avez publiée pour le premier semestre 2015.</text:p>
      <text:p text:style-name="P1"/>
      <text:p text:style-name="P1">Etant implanté dans un secteur de pointe et très porteur, votre organisation est par nature en recherche d'innovation. Ce contexte serait pour moi particulièrement motivant pour mettre en application mes compétences.</text:p>
      <text:p text:style-name="P1"/>
      <text:p text:style-name="P1">Mon intérêt pour le domaine industriel et en particulier aérospatiale vient tout d'abord de l'interdisciplinarité qu'il nécessite. En effet, c'est toujours avec plaisir et un grand intérêt que je me m'intéresse aux spécialités des autres scientifiques que je suis amené à rencontrer (amis, famille ou professeurs). De plus, les compétences statistiques nécessaires dans le domaine aérospatiale et en particulier dans le stage que vous proposez sont très intéressantes car en lien avec des problématiques encore d'actualité dans la recherche purement statistique.</text:p>
      <text:p text:style-name="P1"/>
      <text:p text:style-name="P1">Votre organisation, à la pointe du progrès dans son domaine m'a donc semblé être un terrain idéal pour affi<text:span text:style-name="T1">ner ma vision du statut du statisticien dans un centre de recherche multidisciplinaire.</text:span></text:p>
      <text:p text:style-name="P9"/>
      <text:p text:style-name="P5">Je reste à votre entière disposition pour toute information complémentaire que vous jugeriez utile.</text:p>
      <text:p text:style-name="P4"/>
      <text:p text:style-name="P6">Vous en remerciant par avance,</text:p>
      <text:p text:style-name="P6">Veuillez agréer, Madame, Monsieur, l'expression de mes salutations distinguées.</text:p>
      <text:p text:style-name="P7"/>
      <text:p text:style-name="P8"/>
      <text:p text:style-name="P8"/>
      <text:p text:style-name="P8"><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dc:date>2014-10-22T08:28:37</dc:date>
    <dc:creator>Xavier Loizeau</dc:creator>
    <meta:editing-duration>PT2H53M26S</meta:editing-duration>
    <meta:editing-cycles>10</meta:editing-cycles>
    <meta:generator>OpenOffice.org/3.4.1$Unix OpenOffice.org_project/341m1$Build-9593</meta:generator>
    <meta:document-statistic meta:table-count="0" meta:image-count="0" meta:object-count="0" meta:page-count="1" meta:paragraph-count="14" meta:word-count="224" meta:character-count="1529"/>
  </office:meta>
</office:document-meta>
</file>